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 style:master-page-name="Standard">
      <style:paragraph-properties fo:margin-left="0.5in" fo:margin-right="0in" fo:text-indent="0in" style:auto-text-indent="false" style:page-number="1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29pt" fo:font-weight="bold" style:font-size-asian="29pt" style:font-weight-asian="bold" style:font-size-complex="29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4) design a html program about your self?</text:span></text:p>
      <text:p text:style-name="P3"><text:span text:style-name="T2">HTML</text:span></text:p>
      <text:p text:style-name="Standard">HTML is a hypertext markup language, and html is the standard markup language for documents designed to be displayed in a web pages</text:p>
      <text:p text:style-name="Standard">The start tag and end tag.</text:p>
      <text:p text:style-name="P1"/>
      <text:p text:style-name="P2"/>
      <text:p text:style-name="P4"/>
      <text:p text:style-name="P5"/>
      <text:p text:style-name="P7"><text:span text:style-name="T3">SOLUTION :</text:span></text:p>
      <text:p text:style-name="P4"/>
      <text:p text:style-name="P7"><text:span text:style-name="T3">&lt;!DOCTYPE html&gt;</text:span></text:p>
      <text:p text:style-name="P7"><text:span text:style-name="T3">&lt;Head&gt;</text:span></text:p>
      <text:p text:style-name="P7"><text:span text:style-name="T3">&lt;title&gt; wikihow&lt;/title&gt;</text:span></text:p>
      <text:p text:style-name="P7"><text:span text:style-name="T3">&lt;/head&gt;</text:span></text:p>
      <text:p text:style-name="P7"><text:span text:style-name="T3">&lt;body&gt;</text:span></text:p>
      <text:p text:style-name="P7"><text:span text:style-name="T3">&lt;h1&gt; How to create a web page&lt;/h1&gt;</text:span></text:p>
      <text:p text:style-name="P7"><text:span text:style-name="T3">&lt;P&gt; its easy and fun &lt;/P&gt;</text:span></text:p>
      <text:p text:style-name="P7"><text:span text:style-name="T3">&lt;ing src=”</text:span><text:a xlink:type="simple" xlink:href="http://www.mypicture.com/lake.jpg" text:style-name="ListLabel_20_1" text:visited-style-name="ListLabel_20_1"><text:span text:style-name="T4">http://www.mypicture.com/lake.jpg</text:span></text:a><text:span text:style-name="T3">”&gt;</text:span></text:p>
      <text:p text:style-name="P7"><text:span text:style-name="T3">&lt;a href “https//</text:span><text:a xlink:type="simple" xlink:href="http://www.facebook.com" text:style-name="ListLabel_20_1" text:visited-style-name="ListLabel_20_1"><text:span text:style-name="T4">www.facebook.com</text:span></text:a><text:span text:style-name="T3">:”&gt;Facebook&lt;/a&gt;</text:span></text:p>
      <text:p text:style-name="P7"><text:span text:style-name="T3">&lt;br&gt;</text:span></text:p>
      <text:p text:style-name="P7"><text:span text:style-name="T3">&lt;/body&gt;</text:span></text:p>
      <text:p text:style-name="P4"/>
      <text:p text:style-name="P4"/>
      <text:p text:style-name="P4"/>
      <text:p text:style-name="P4"/>
      <text:p text:style-name="P4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6" meta:word-count="67" meta:character-count="431" meta:non-whitespace-character-count="380"/>
    <meta:generator>LibreOfficeDev/6.0.5.2$Linux_X86_64 LibreOffice_project/</meta:generator>
  </office:meta>
</office:document-meta>
</file>